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cd9"/>
    </style:style>
    <style:style style:name="P2" style:family="paragraph" style:parent-style-name="Standard">
      <style:text-properties officeooo:rsid="00157cd9" officeooo:paragraph-rsid="00157cd9"/>
    </style:style>
    <style:style style:name="T1" style:family="text">
      <style:text-properties officeooo:rsid="00157c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text:s/></text:span>&lt;?xml version="1.0" encoding="UTF-8"?&gt;</text:p>
      <text:p text:style-name="Standard">&lt;!--</text:p>
      <text:p text:style-name="Standard">&lt;!DOCTYPE numeros [</text:p>
      <text:p text:style-name="Standard">&lt;!ELEMENT numeros (#PCDATA)&gt;</text:p>
      <text:p text:style-name="Standard">]&gt;</text:p>
      <text:p text:style-name="Standard">&lt;numero&gt;25&lt;/numero&gt;</text:p>
      <text:p text:style-name="Standard">--&gt;</text:p>
      <text:p text:style-name="Standard"/>
      <text:p text:style-name="P2">2) <text:s/>&lt;?xml version="1.0" encoding="UTF-8"?&gt;</text:p>
      <text:p text:style-name="Standard">&lt;!--</text:p>
      <text:p text:style-name="Standard">&lt;!DOCTYPE letras [</text:p>
      <text:p text:style-name="Standard">&lt;!ELEMENT letras (letra)&gt;</text:p>
      <text:p text:style-name="Standard">&lt;!ELEMENT letra (#PCDATA)&gt;</text:p>
      <text:p text:style-name="Standard">]&gt;</text:p>
      <text:p text:style-name="Standard">&lt;letras&gt;</text:p>
      <text:p text:style-name="Standard">&lt;letra&gt;m&lt;/letra&gt;</text:p>
      <text:p text:style-name="Standard">&lt;/letras&gt;</text:p>
      <text:p text:style-name="Standard">--&gt;</text:p>
      <text:p text:style-name="P1"><text:span text:style-name="T1">3) </text:span>&lt;?xml version="1.0" encoding="UTF-8"?&gt;</text:p>
      <text:p text:style-name="Standard">&lt;!--</text:p>
      <text:p text:style-name="Standard">&lt;!DOCTYPE colores [</text:p>
      <text:p text:style-name="Standard">&lt;!ELEMENT colores (color*)&gt;</text:p>
      <text:p text:style-name="Standard">&lt;!ELEMENT color (#PCDATA)&gt;</text:p>
      <text:p text:style-name="Standard">]&gt;</text:p>
      <text:p text:style-name="Standard">&lt;colores&gt;</text:p>
      <text:p text:style-name="Standard">&lt;color&gt;azul marino</text:p>
      <text:p text:style-name="Standard">negro</text:p>
      <text:p text:style-name="Standard">&lt;/color&gt;</text:p>
      <text:p text:style-name="Standard">&lt;color&gt;amarillo&lt;/color&gt;</text:p>
      <text:p text:style-name="Standard">&lt;/colores&gt;</text:p>
      <text:p text:style-name="Standard">--&gt;</text:p>
      <text:p text:style-name="P2">4) <text:s/>&lt;?xml version="1.0" encoding="UTF-8"?&gt;</text:p>
      <text:p text:style-name="Standard">&lt;!--</text:p>
      <text:p text:style-name="Standard">&lt;!DOCTYPE flores [</text:p>
      <text:p text:style-name="Standard">&lt;!ELEMENT flores (flor+)&gt;</text:p>
      <text:p text:style-name="Standard">&lt;!ELEMENT flor (#PCDATA)&gt;</text:p>
      <text:p text:style-name="Standard">]&gt;</text:p>
      <text:p text:style-name="Standard">&lt;flores&gt;</text:p>
      <text:p text:style-name="Standard">&lt;flor&gt;girasol&lt;/flor&gt;</text:p>
      <text:p text:style-name="Standard">&lt;/flores&gt;</text:p>
      <text:p text:style-name="Standard">--&gt;</text:p>
      <text:p text:style-name="P2">5) <text:s/>&lt;?xml version="1.0" encoding="UTF-8"?&gt;</text:p>
      <text:p text:style-name="Standard">&lt;!--</text:p>
      <text:p text:style-name="Standard">&lt;!DOCTYPE animales [</text:p>
      <text:p text:style-name="Standard">&lt;!ELEMENT animales (animal*)&gt;</text:p>
      <text:p text:style-name="Standard">&lt;!ELEMENT animal (#PCDATA)&gt;</text:p>
      <text:p text:style-name="Standard">]&gt;</text:p>
      <text:p text:style-name="Standard">&lt;animales&gt;</text:p>
      <text:p text:style-name="Standard">&lt;animal&gt;perro&lt;/animal&gt;</text:p>
      <text:p text:style-name="Standard">&lt;animal&gt;gato&lt;/animal&gt;</text:p>
      <text:p text:style-name="Standard">&lt;/animales&gt;</text:p>
      <text:p text:style-name="Standard">--&gt;</text:p>
      <text:p text:style-name="Standard"><text:soft-page-break/></text:p>
      <text:p text:style-name="Standard"/>
      <text:p text:style-name="Standard"/>
      <text:p text:style-name="P2">6) <text:s/>&lt;?xml version="1.0" encoding="UTF-8"?&gt;</text:p>
      <text:p text:style-name="Standard">&lt;!--</text:p>
      <text:p text:style-name="Standard">&lt;!DOCTYPE escritores [</text:p>
      <text:p text:style-name="Standard">&lt;!ELEMENT escritores (escritor*)&gt;</text:p>
      <text:p text:style-name="Standard">&lt;!ELEMENT escritor (nombre,nacimiento)&gt;</text:p>
      <text:p text:style-name="Standard">&lt;!ELEMENT nombre (#PCDATA)&gt;</text:p>
      <text:p text:style-name="Standard">&lt;!ELEMENT nacimiento (#PCDATA)&gt;</text:p>
      <text:p text:style-name="Standard">]&gt;</text:p>
      <text:p text:style-name="Standard">&lt;escritores&gt;</text:p>
      <text:p text:style-name="Standard">&lt;escritor&gt;</text:p>
      <text:p text:style-name="Standard">&lt;nombre&gt;Mario Vargas LLosa&lt;/nombre&gt;</text:p>
      <text:p text:style-name="Standard">&lt;nacimiento&gt;28 de marzo de 1936&lt;/nacimiento&gt;</text:p>
      <text:p text:style-name="Standard">&lt;/escritor&gt;</text:p>
      <text:p text:style-name="Standard">&lt;escritor&gt;</text:p>
      <text:p text:style-name="Standard">&lt;nombre&gt;Milan Kundera&lt;/nombre&gt;</text:p>
      <text:p text:style-name="Standard">&lt;nacimiento&gt;1 de abril de1929&lt;/nacimiento&gt;</text:p>
      <text:p text:style-name="Standard">&lt;/escritor&gt;</text:p>
      <text:p text:style-name="Standard">&lt;/escritores&gt;</text:p>
      <text:p text:style-name="Standard">--&gt;</text:p>
      <text:p text:style-name="P2">7) <text:s/>&lt;?xml version="1.0" encoding="UTF-8"?&gt;</text:p>
      <text:p text:style-name="Standard">&lt;!--</text:p>
      <text:p text:style-name="Standard">&lt;!DOCTYPE musicos [</text:p>
      <text:p text:style-name="Standard">&lt;!ELEMENT musicos (musico*)&gt;</text:p>
      <text:p text:style-name="Standard">&lt;!ELEMENT musico ((nombre | apodo), fechaNacimiento)&gt;</text:p>
      <text:p text:style-name="Standard">&lt;!ELEMENT nombre (#PCDATA)&gt;</text:p>
      <text:p text:style-name="Standard">&lt;!ELEMENT apodo (#PCDATA)&gt;</text:p>
      <text:p text:style-name="Standard">&lt;!ELEMENT fechaNacimiento</text:p>
      <text:p text:style-name="Standard">(#PCDATA)&gt;</text:p>
      <text:p text:style-name="Standard">]&gt;</text:p>
      <text:p text:style-name="Standard">&lt;musicos&gt;</text:p>
      <text:p text:style-name="Standard">&lt;musico&gt;</text:p>
      <text:p text:style-name="Standard">&lt;apodo&gt;El cura pelirrojillo&lt;/apodo&gt;</text:p>
      <text:p text:style-name="Standard">&lt;fechaNacimiento&gt;4 de marzo de1678&lt;/fechaNacimiento&gt;</text:p>
      <text:p text:style-name="Standard">&lt;/musico&gt;</text:p>
      <text:p text:style-name="Standard">&lt;musico&gt;</text:p>
      <text:p text:style-name="Standard">&lt;nombre&gt;Johann SebastianBach&lt;/nombre&gt;</text:p>
      <text:p text:style-name="Standard">&lt;fechaNacimiento&gt;21 de marzode 1685&lt;/fechaNacimiento&gt;</text:p>
      <text:p text:style-name="Standard">&lt;/musico&gt;</text:p>
      <text:p text:style-name="Standard">&lt;/musicos&gt;</text:p>
      <text:p text:style-name="Standard">--&gt;</text:p>
      <text:p text:style-name="P2">8) <text:s/>&lt;?xml version="1.0" encoding="UTF-8"?&gt;</text:p>
      <text:p text:style-name="Standard">&lt;!--</text:p>
      <text:p text:style-name="Standard">&lt;!DOCTYPE agenda [</text:p>
      <text:p text:style-name="Standard">&lt;!ELEMENT agenda (contacto*)&gt;</text:p>
      <text:p text:style-name="Standard">&lt;!ELEMENT contacto (nombre,telefonoFijo*, telefonoMovil+)&gt;</text:p>
      <text:p text:style-name="Standard">&lt;!ELEMENT nombre (#PCDATA)&gt;</text:p>
      <text:p text:style-name="Standard">&lt;!ELEMENT telefonoFijo (#PCDATA)&gt;</text:p>
      <text:p text:style-name="Standard">&lt;!ELEMENT telefonoMovil (#PCDATA)&gt;</text:p>
      <text:p text:style-name="Standard">]&gt;</text:p>
      <text:p text:style-name="Standard"><text:soft-page-break/>&lt;agenda&gt;</text:p>
      <text:p text:style-name="Standard">&lt;contacto&gt;</text:p>
      <text:p text:style-name="Standard">&lt;nombre&gt;Ayuntamiento&lt;/nombre&gt;</text:p>
      <text:p text:style-name="Standard">&lt;telefonoFijo&gt;010&lt;/telefonoFijo&gt;</text:p>
      <text:p text:style-name="Standard">&lt;telefonoMovil&gt;Desconocido&lt;/telefonoMovil&gt;</text:p>
      <text:p text:style-name="Standard">&lt;/contacto&gt;</text:p>
      <text:p text:style-name="Standard">&lt;contacto&gt;</text:p>
      <text:p text:style-name="Standard">&lt;nombre&gt;Emergencias&lt;/nombre&gt;</text:p>
      <text:p text:style-name="Standard">&lt;telefonoFijo&gt;112 (Unión Europea)&lt;/telefonoFijo&gt;</text:p>
      <text:p text:style-name="Standard">&lt;telefonoMovil&gt;114&lt;/telefonoMovil&gt;</text:p>
      <text:p text:style-name="Standard">&lt;/contacto&gt;</text:p>
      <text:p text:style-name="Standard">&lt;/agenda&gt;</text:p>
      <text:p text:style-name="Standard">--&gt;</text:p>
      <text:p text:style-name="P2">9) &lt;?xml version="1.0" encoding="UTF-8"?&gt;</text:p>
      <text:p text:style-name="Standard">&lt;!--</text:p>
      <text:p text:style-name="Standard">&lt;!DOCTYPE sistemaSolar [</text:p>
      <text:p text:style-name="Standard">&lt;!ELEMENT sistemaSolar (cuerpo*)&gt;</text:p>
      <text:p text:style-name="Standard">&lt;!ELEMENT cuerpo ((planeta|satelite|asteroide)+)&gt;</text:p>
      <text:p text:style-name="Standard">&lt;!ELEMENT planeta (#PCDATA)&gt;</text:p>
      <text:p text:style-name="Standard">&lt;!ELEMENT satelite (#PCDATA)&gt;</text:p>
      <text:p text:style-name="Standard">&lt;!ELEMENT asteroide (#PCDATA)&gt;</text:p>
      <text:p text:style-name="Standard">]&gt;</text:p>
      <text:p text:style-name="Standard">&lt;sistemaSolar&gt;</text:p>
      <text:p text:style-name="Standard">&lt;cuerpo&gt;</text:p>
      <text:p text:style-name="Standard">&lt;planeta&gt;Tierra&lt;/planeta&gt;</text:p>
      <text:p text:style-name="Standard">&lt;satelite&gt;Luna&lt;/satelite&gt;</text:p>
      <text:p text:style-name="Standard">&lt;asteroide&gt;Ceres&lt;/asteroide&gt;</text:p>
      <text:p text:style-name="Standard">&lt;/cuerpo&gt;</text:p>
      <text:p text:style-name="Standard">&lt;/sistemaSolar&gt;</text:p>
      <text:p text:style-name="Standard">--&gt;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16:01.723813051</meta:creation-date>
    <dc:date>2022-09-26T13:26:36.204210365</dc:date>
    <meta:editing-duration>PT10M2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3" meta:paragraph-count="130" meta:word-count="265" meta:character-count="2591" meta:non-whitespace-character-count="2458"/>
  </office:meta>
</office:document-meta>
</file>